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 DE EMPRESA: CYBER GAMER</text:p>
      <text:p text:style-name="P1"/>
      <text:p text:style-name="P2"/>
      <text:p text:style-name="P2"><text:tab/>Ofreceremos un lugar con una alta conexión a internet donde poder conocer personas gamer o amante del mundo friki para poder jugar juntos y tener conversaciones sobre temas de manga, anime o juegos, un punto de reunion entre amigos y poder disfrutar de una carta en donde se destacan: pizzas, bocadillos, cervezas acompañado de tapas, refrescos, diferentes dulces, café, te, helados y <text:s/>granizados (en verano). Con este <text:s/>proyecto, lo que pretendemos alcanzar una visión nueva hacia el cliente sobre este mundillo friki. </text:p>
      <text:p text:style-name="P2"/>
      <text:p text:style-name="P2"><text:tab/>Este tipo de antros o lugares, son escasos por los que nos podira aportar buenos beneficios, ya que solo se encuentran en las grandes ciudades. Nosotros mismo somos gamers y frikis por lo que entendemos del tema y nos ayuda a comprender mejor como podriamos satisfacer a nuestos clientes de manera mas eficiente.</text:p>
      <text:p text:style-name="P2"/>
      <text:p text:style-name="P2"><text:tab/>Nuestra empresa estara situada en el centro de Jaen, en un punto intermedio para todos nuestros clientes. Ofreceremos facilidades, aparte de la concexion a internet, como ordenadores propios para navegar o jugar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10-04T12:03:36</meta:creation-date>
    <meta:document-statistic meta:table-count="0" meta:image-count="0" meta:object-count="0" meta:page-count="1" meta:paragraph-count="4" meta:word-count="172" meta:character-count="1074"/>
    <dc:date>2016-10-04T12:42:30</dc:date>
    <meta:editing-duration>PT00H07M52S</meta:editing-duration>
    <meta:editing-cycles>1</meta:editing-cycles>
    <meta:generator>OpenOffice.org/3.0$Linux OpenOffice.org_project/300m15$Build-9379</meta:generator>
    <meta:user-defined meta:name="Información 1"/>
    <meta:user-defined meta:name="Información 2"/>
    <meta:user-defined meta:name="Información 3"/>
    <meta:user-defined meta:name="Información 4"/>
  </office:meta>
</office:document-meta>
</file>